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</office:automatic-styles>
  <office:body>
    <office:spreadsheet>
      <table:table table:name="Documentación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Documentación</text:p>
          </table:table-cell>
          <table:table-cell table:style-name="ce2" office:value-type="date" office:date-value="2011-09-29">
            <text:p>29/09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table:style-name="ce2" office:value-type="date" office:date-value="2011-09-30">
            <text:p>30/09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table:style-name="ce2" office:value-type="date" office:date-value="2011-10-03">
            <text:p>03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table:style-name="ce2" office:value-type="date" office:date-value="2011-10-04">
            <text:p>04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table:style-name="ce2" office:value-type="date" office:date-value="2011-10-10">
            <text:p>10/10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1-10-16">
            <text:p>16/10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1-10-17">
            <text:p>17/10/11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/>
          <table:table-cell table:style-name="ce2"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</table:table-row>
        <table:table-row table:style-name="ro2">
          <table:table-cell table:style-name="ce1"/>
          <table:table-cell table:style-name="ce2" office:value-type="date" office:date-value="2011-10-19">
            <text:p>19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table:style-name="ce2" office:value-type="date" office:date-value="2011-10-20">
            <text:p>20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table:style-name="ce2" office:value-type="date" office:date-value="2011-10-24">
            <text:p>24/10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1-10-26">
            <text:p>26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table:style-name="ce2" office:value-type="date" office:date-value="2011-10-27">
            <text:p>27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table:style-name="ce2" office:value-type="date" office:date-value="2011-10-31">
            <text:p>31/10/11</text:p>
          </table:table-cell>
          <table:table-cell office:value-type="float" office:value="3">
            <text:p>3</text:p>
          </table:table-cell>
        </table:table-row>
        <table:table-row table:style-name="ro2" table:number-rows-repeated="25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56.5">
            <text:p>56,5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2">02/11/2011</text:date>, <text:time>10:35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1-11-02T10:35:54</dc:date>
    <meta:editing-duration>PT8M26S</meta:editing-duration>
    <meta:editing-cycles>10</meta:editing-cycles>
    <meta:generator>LibreOffice/3.4$Unix LibreOffice_project/340m1$Build-302</meta:generator>
    <meta:document-statistic meta:table-count="3" meta:cell-count="34" meta:object-count="0"/>
  </office:meta>
</office:document-meta>
</file>